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249cm"/>
    </style:style>
    <style:style style:name="Tabela2.C" style:family="table-column">
      <style:table-column-properties style:column-width="3.911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rsid="00188619" officeooo:paragraph-rsid="001b1d6a"/>
    </style:style>
    <style:style style:name="P7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8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9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10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11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2" style:family="paragraph" style:parent-style-name="Table_20_Contents">
      <style:text-properties officeooo:rsid="00194aef" officeooo:paragraph-rsid="00194aef"/>
    </style:style>
    <style:style style:name="P13" style:family="paragraph" style:parent-style-name="Table_20_Contents">
      <style:text-properties officeooo:rsid="001b1d6a" officeooo:paragraph-rsid="001b1d6a"/>
    </style:style>
    <style:style style:name="P14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5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6" style:family="paragraph" style:parent-style-name="Table_20_Contents">
      <style:text-properties officeooo:rsid="001b5dff" officeooo:paragraph-rsid="001b5dff"/>
    </style:style>
    <style:style style:name="P17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8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9" style:family="paragraph" style:parent-style-name="Table_20_Contents">
      <style:text-properties officeooo:paragraph-rsid="001be78f"/>
    </style:style>
    <style:style style:name="P20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21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2" style:family="paragraph" style:parent-style-name="Table_20_Contents">
      <style:text-properties officeooo:paragraph-rsid="001de41f"/>
    </style:style>
    <style:style style:name="P23" style:family="paragraph" style:parent-style-name="Table_20_Contents">
      <style:text-properties officeooo:paragraph-rsid="001f5cdd"/>
    </style:style>
    <style:style style:name="P24" style:family="paragraph" style:parent-style-name="Table_20_Contents">
      <style:text-properties officeooo:rsid="0021ba10" officeooo:paragraph-rsid="0021ba10"/>
    </style:style>
    <style:style style:name="P25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P26" style:family="paragraph" style:parent-style-name="Table_20_Contents">
      <style:text-properties officeooo:rsid="0026e962" officeooo:paragraph-rsid="0026e962"/>
    </style:style>
    <style:style style:name="P27" style:family="paragraph" style:parent-style-name="Table_20_Contents">
      <style:text-properties officeooo:rsid="0029aca9" officeooo:paragraph-rsid="0029aca9"/>
    </style:style>
    <style:style style:name="P28" style:family="paragraph" style:parent-style-name="Table_20_Contents">
      <style:text-properties officeooo:rsid="002a6aaf" officeooo:paragraph-rsid="002a6aaf"/>
    </style:style>
    <style:style style:name="P29" style:family="paragraph" style:parent-style-name="Table_20_Contents">
      <style:paragraph-properties fo:text-align="center" style:justify-single-word="false"/>
      <style:text-properties officeooo:rsid="002a6aaf" officeooo:paragraph-rsid="002a6aaf"/>
    </style:style>
    <style:style style:name="P30" style:family="paragraph" style:parent-style-name="Table_20_Contents">
      <style:text-properties officeooo:rsid="002b7617" officeooo:paragraph-rsid="002b7617"/>
    </style:style>
    <style:style style:name="P31" style:family="paragraph" style:parent-style-name="Table_20_Contents">
      <style:paragraph-properties fo:text-align="center" style:justify-single-word="false"/>
      <style:text-properties officeooo:rsid="002b7617" officeooo:paragraph-rsid="002b7617"/>
    </style:style>
    <style:style style:name="P32" style:family="paragraph" style:parent-style-name="Table_20_Contents">
      <style:text-properties officeooo:rsid="002e1f97" officeooo:paragraph-rsid="002e1f97"/>
    </style:style>
    <style:style style:name="P33" style:family="paragraph" style:parent-style-name="Table_20_Contents">
      <style:text-properties officeooo:rsid="002fecde" officeooo:paragraph-rsid="002fecde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  <style:style style:name="T11" style:family="text">
      <style:text-properties officeooo:rsid="00259f27"/>
    </style:style>
    <style:style style:name="T12" style:family="text">
      <style:text-properties officeooo:rsid="00287cdb"/>
    </style:style>
    <style:style style:name="T13" style:family="text">
      <style:text-properties officeooo:rsid="00296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4356575817840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3">Interactive interface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4356629555072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3">User should be able to obtain necessary information about vehicle’s condition</text:p>
          </table:table-cell>
        </table:table-row>
        <table:table-row table:style-name="TableLine94356629556672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4356629557472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4356629558400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10">Drive management</text:p>
          </table:table-cell>
          <table:table-cell table:style-name="Tabela1.C2" office:value-type="string">
            <text:p text:style-name="P10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4356629559440">
          <table:table-cell table:style-name="Tabela1.A2" office:value-type="string">
            <text:p text:style-name="P12">HLR_COMM_3</text:p>
          </table:table-cell>
          <table:table-cell table:style-name="Tabela1.A2" office:value-type="string">
            <text:p text:style-name="P10">Connection alive</text:p>
          </table:table-cell>
          <table:table-cell table:style-name="Tabela1.C2" office:value-type="string">
            <text:p text:style-name="P10">Process should set a packet and wait for response to check if connection is alive</text:p>
          </table:table-cell>
        </table:table-row>
        <table:table-row table:style-name="TableLine94356629560352">
          <table:table-cell table:style-name="Tabela1.A2" office:value-type="string">
            <text:p text:style-name="P28">HLR_COMM_4</text:p>
          </table:table-cell>
          <table:table-cell table:style-name="Tabela1.A2" office:value-type="string">
            <text:p text:style-name="P29">Connection</text:p>
          </table:table-cell>
          <table:table-cell table:style-name="Tabela1.C2" office:value-type="string">
            <text:p text:style-name="P29">Process should establish connection with devices before going further</text:p>
          </table:table-cell>
        </table:table-row>
        <table:table-row table:style-name="TableLine94356629561312">
          <table:table-cell table:style-name="Tabela1.A2" office:value-type="string">
            <text:p text:style-name="P13">HLR_GENERAL_1</text:p>
          </table:table-cell>
          <table:table-cell table:style-name="Tabela1.A2" office:value-type="string">
            <text:p text:style-name="P14">Communication between processes</text:p>
          </table:table-cell>
          <table:table-cell table:style-name="Tabela1.C2" office:value-type="string">
            <text:p text:style-name="P14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 table:style-name="TableLine94356629562896">
          <table:table-cell table:style-name="Tabela2.A1" office:value-type="string">
            <text:p text:style-name="P27">Req_met</text:p>
          </table:table-cell>
          <table:table-cell table:style-name="Tabela2.A1" office:value-type="string">
            <text:p text:style-name="P13">LLR_GUI_1</text:p>
          </table:table-cell>
          <table:table-cell table:style-name="Tabela2.A1" office:value-type="string">
            <text:p text:style-name="P6">Interactive interface</text:p>
          </table:table-cell>
          <table:table-cell table:style-name="Tabela2.D1" office:value-type="string">
            <text:p text:style-name="P14">- radio buttons to <text:span text:style-name="T4">choose over manual or auto mode</text:span></text:p>
            <text:p text:style-name="P9"><text:span text:style-name="T3">- </text:span><text:span text:style-name="T4">stop button making the rover stop immediately </text:span><text:span text:style-name="T13">and back to base</text:span></text:p>
            <text:p text:style-name="P9">- <text:span text:style-name="T11">text area to enter GPS coords</text:span></text:p>
            <text:p text:style-name="P9">- <text:span text:style-name="T12">submit coords button</text:span></text:p>
          </table:table-cell>
        </table:table-row>
        <table:table-row table:style-name="TableLine94356628756512">
          <table:table-cell table:style-name="Tabela2.A2" office:value-type="string">
            <text:p text:style-name="P26">Req met</text:p>
          </table:table-cell>
          <table:table-cell table:style-name="Tabela2.A2" office:value-type="string">
            <text:p text:style-name="P16">LLR_GUI_2</text:p>
          </table:table-cell>
          <table:table-cell table:style-name="Tabela2.A2" office:value-type="string">
            <text:p text:style-name="P17">Display of information</text:p>
          </table:table-cell>
          <table:table-cell table:style-name="Tabela2.D2" office:value-type="string">
            <text:p text:style-name="P7"><text:span text:style-name="T3">- </text:span><text:span text:style-name="T4">visual mark that connection between rover and operating station is established</text:span></text:p>
            <text:p text:style-name="P7">- <text:span text:style-name="T5">display of GPS coords and orientation variables</text:span></text:p>
            <text:p text:style-name="P7">- <text:span text:style-name="T5">display of UNIRover system states</text:span></text:p>
          </table:table-cell>
        </table:table-row>
        <table:table-row table:style-name="TableLine94356629612736">
          <table:table-cell table:style-name="Tabela2.A2" office:value-type="string">
            <text:p text:style-name="P32">Req met</text:p>
          </table:table-cell>
          <table:table-cell table:style-name="Tabela2.A2" office:value-type="string">
            <text:p text:style-name="P16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D2" office:value-type="string">
            <text:p text:style-name="P17">There should be a popping up window which displays available devices, enables user to <text:soft-page-break/>refresh the list of available devices and keep the information of selected devices. In case of a wrong choice, the program should exit.</text:p>
          </table:table-cell>
        </table:table-row>
        <table:table-row table:style-name="TableLine94356629621680">
          <table:table-cell table:style-name="Tabela2.A2" office:value-type="string">
            <text:p text:style-name="P33">req_met</text:p>
          </table:table-cell>
          <table:table-cell table:style-name="Tabela2.A2" office:value-type="string">
            <text:p text:style-name="P19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D2" office:value-type="string">
            <text:p text:style-name="P18">Process should be interpreting packets received through a radio. Available packets:</text:p>
            <text:p text:style-name="P18">- connection alive,</text:p>
            <text:p text:style-name="P18">- UNIRover system states,</text:p>
            <text:p text:style-name="P18">- sensor data handling</text:p>
          </table:table-cell>
        </table:table-row>
        <table:table-row table:style-name="TableLine94356628768400"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<text:span text:style-name="T10">LL</text:span><text:span text:style-name="T1">R_COMM_2</text:span></text:p>
          </table:table-cell>
          <table:table-cell table:style-name="Tabela2.A2" office:value-type="string">
            <text:p text:style-name="P11">Drive management</text:p>
          </table:table-cell>
          <table:table-cell table:style-name="Tabela2.D2" office:value-type="string">
            <text:p text:style-name="P20">Comm process should be able to send packets <text:span text:style-name="T8">with drive information or desired GPS coords</text:span></text:p>
          </table:table-cell>
        </table:table-row>
        <table:table-row table:style-name="TableLine94356629623456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<text:span text:style-name="T10">LL</text:span><text:span text:style-name="T2">R_COMM_3</text:span></text:p>
          </table:table-cell>
          <table:table-cell table:style-name="Tabela2.A2" office:value-type="string">
            <text:p text:style-name="P21">Connection alive</text:p>
          </table:table-cell>
          <table:table-cell table:style-name="Tabela2.D2" office:value-type="string">
            <text:p text:style-name="P8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4356629624480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30">LLR_COMM_4</text:p>
          </table:table-cell>
          <table:table-cell table:style-name="Tabela2.A2" office:value-type="string">
            <text:p text:style-name="P31">Connection</text:p>
          </table:table-cell>
          <table:table-cell table:style-name="Tabela2.D2" office:value-type="string">
            <text:p text:style-name="P31">Process shall establish a connection with:</text:p>
            <text:p text:style-name="P31">- radio,</text:p>
            <text:p text:style-name="P31">- joystick</text:p>
            <text:p text:style-name="P31">before going further</text:p>
          </table:table-cell>
        </table:table-row>
        <table:table-row table:style-name="TableLine94356629625552"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>L<text:span text:style-name="T3">LR_GENERAL_1</text:span></text:p>
          </table:table-cell>
          <table:table-cell table:style-name="Tabela2.A2" office:value-type="string">
            <text:p text:style-name="P15">Communication between processes</text:p>
          </table:table-cell>
          <table:table-cell table:style-name="Tabela2.D2" office:value-type="string">
            <text:p text:style-name="P25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19T20:54:54.962154852</dc:date>
    <meta:editing-duration>PT2H19M37S</meta:editing-duration>
    <meta:editing-cycles>24</meta:editing-cycles>
    <meta:generator>LibreOffice/6.4.7.2$Linux_X86_64 LibreOffice_project/40$Build-2</meta:generator>
    <meta:document-statistic meta:table-count="2" meta:image-count="0" meta:object-count="0" meta:page-count="2" meta:paragraph-count="63" meta:word-count="357" meta:character-count="2288" meta:non-whitespace-character-count="1994"/>
  </office:meta>
</office:document-meta>
</file>